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50%"/>
      <style:text-properties fo:font-weight="normal" style:font-weight-asian="normal" style:font-weight-complex="normal"/>
    </style:style>
    <style:style style:name="P4" style:family="paragraph" style:parent-style-name="Standard" style:list-style-name="L1">
      <style:paragraph-properties fo:line-height="150%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ugs Fixed in Version 1.0.2</text:p>
      <text:p text:style-name="Standard"/>
      <text:p text:style-name="Standard"><text:tab/></text:p>
      <text:p text:style-name="Standard"/>
      <text:p text:style-name="P2">Following <text:span text:style-name="T1">Bugs has been fixed in version Free 1.0.2: </text:span></text:p>
      <text:p text:style-name="P3"/>
      <text:list xml:id="list2087277939" text:style-name="L1">
        <text:list-item>
          <text:p text:style-name="P4">Resolve issue with the price when sale and regular price are there.</text:p>
        </text:list-item>
        <text:list-item>
          <text:p text:style-name="P4">Resolve issue with the variable product price.</text:p>
        </text:list-item>
        <text:list-item>
          <text:p text:style-name="P4">Resolve issue with the price of each variation.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ot </meta:initial-creator>
    <meta:creation-date>2016-12-05T11:42:01</meta:creation-date>
    <dc:date>2017-03-14T11:04:58</dc:date>
    <dc:creator>root </dc:creator>
    <meta:editing-duration>PT1M3S</meta:editing-duration>
    <meta:editing-cycles>9</meta:editing-cycles>
    <meta:generator>LibreOffice/3.5$Linux_x86 LibreOffice_project/350m1$Build-2</meta:generator>
    <meta:document-statistic meta:table-count="0" meta:image-count="0" meta:object-count="0" meta:page-count="1" meta:paragraph-count="6" meta:word-count="44" meta:character-count="248" meta:non-whitespace-character-count="209"/>
  </office:meta>
</office:document-meta>
</file>